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9.186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4.475cm" fo:break-before="auto" style:use-optimal-row-height="true"/>
    </style:style>
    <style:style style:name="ro10" style:family="table-row">
      <style:table-row-properties style:row-height="6.054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7.003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263cm" fo:break-before="auto" style:use-optimal-row-height="true"/>
    </style:style>
    <style:style style:name="ro16" style:family="table-row">
      <style:table-row-properties style:row-height="10.504cm" fo:break-before="auto" style:use-optimal-row-height="true"/>
    </style:style>
    <style:style style:name="ro17" style:family="table-row">
      <style:table-row-properties style:row-height="13.032cm" fo:break-before="auto" style:use-optimal-row-height="true"/>
    </style:style>
    <style:style style:name="ro18" style:family="table-row">
      <style:table-row-properties style:row-height="9.872cm" fo:break-before="auto" style:use-optimal-row-height="true"/>
    </style:style>
    <style:style style:name="ro19" style:family="table-row">
      <style:table-row-properties style:row-height="20.613cm" fo:break-before="auto" style:use-optimal-row-height="true"/>
    </style:style>
    <style:style style:name="ro20" style:family="table-row">
      <style:table-row-properties style:row-height="19.796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24.719cm" fo:break-before="auto" style:use-optimal-row-height="true"/>
    </style:style>
    <style:style style:name="ro23" style:family="table-row">
      <style:table-row-properties style:row-height="19.034cm" fo:break-before="auto" style:use-optimal-row-height="true"/>
    </style:style>
    <style:style style:name="ro24" style:family="table-row">
      <style:table-row-properties style:row-height="19.981cm" fo:break-before="auto" style:use-optimal-row-height="true"/>
    </style:style>
    <style:style style:name="ro25" style:family="table-row">
      <style:table-row-properties style:row-height="14.926cm" fo:break-before="auto" style:use-optimal-row-height="true"/>
    </style:style>
    <style:style style:name="ro26" style:family="table-row">
      <style:table-row-properties style:row-height="24.403cm" fo:break-before="auto" style:use-optimal-row-height="true"/>
    </style:style>
    <style:style style:name="ro27" style:family="table-row">
      <style:table-row-properties style:row-height="18.085cm" fo:break-before="auto" style:use-optimal-row-height="true"/>
    </style:style>
    <style:style style:name="ro28" style:family="table-row">
      <style:table-row-properties style:row-height="13.663cm" fo:break-before="auto" style:use-optimal-row-height="true"/>
    </style:style>
    <style:style style:name="ro29" style:family="table-row">
      <style:table-row-properties style:row-height="7.95cm" fo:break-before="auto" style:use-optimal-row-height="true"/>
    </style:style>
    <style:style style:name="ro30" style:family="table-row">
      <style:table-row-properties style:row-height="5.1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number-columns-repeated="2"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number-columns-repeated="2"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number-columns-repeated="2"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number-columns-repeated="2"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number-columns-repeated="2"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number-columns-repeated="2"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number-columns-repeated="2"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number-columns-repeated="2"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number-columns-repeated="2"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number-columns-repeated="2"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number-columns-repeated="2"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number-columns-repeated="2"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number-columns-repeated="2"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number-columns-repeated="2"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number-columns-repeated="2"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number-columns-repeated="2"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number-columns-repeated="2"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number-columns-repeated="2"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number-columns-repeated="2"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number-columns-repeated="2"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number-columns-repeated="2"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number-columns-repeated="2"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number-columns-repeated="2"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number-columns-repeated="2"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number-columns-repeated="2"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number-columns-repeated="2"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number-columns-repeated="2"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number-columns-repeated="2"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number-columns-repeated="2"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number-columns-repeated="2"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number-columns-repeated="2"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number-columns-repeated="2"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number-columns-repeated="2"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number-columns-repeated="2"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number-columns-repeated="2"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number-columns-repeated="2"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number-columns-repeated="2"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number-columns-repeated="2"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number-columns-repeated="2"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number-columns-repeated="2"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number-columns-repeated="2"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number-columns-repeated="2"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number-columns-repeated="2"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number-columns-repeated="2"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number-columns-repeated="2"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number-columns-repeated="2"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number-columns-repeated="2"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number-columns-repeated="2"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number-columns-repeated="2"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number-columns-repeated="2"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number-columns-repeated="2"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number-columns-repeated="2"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number-columns-repeated="2"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number-columns-repeated="2"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number-columns-repeated="2"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number-columns-repeated="2"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number-columns-repeated="2"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number-columns-repeated="2"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number-columns-repeated="2"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number-columns-repeated="2"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number-columns-repeated="2"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number-columns-repeated="2"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number-columns-repeated="2"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number-columns-repeated="2"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number-columns-repeated="2"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number-columns-repeated="2"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number-columns-repeated="2"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number-columns-repeated="2"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number-columns-repeated="2"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number-columns-repeated="2"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number-columns-repeated="2"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number-columns-repeated="2"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number-columns-repeated="2"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number-columns-repeated="2"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2"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number-columns-repeated="2"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number-columns-repeated="2"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2"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number-columns-repeated="2"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number-columns-repeated="2"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que </text:span><text:span text:style-name="T7">la localización corresponda a unidades geográficas correctas. </text:span><text:span text:style-name="T7">Encontrará que muchos de los errores (p. ej. un municipio o </text:span><text:span text:style-name="T7">condado que no pertenece a un cierto estado) pueden ser </text:span><text:span text:style-name="T7">detectados por DesInventar. En otros casos, sobre todo a partir </text:span><text:span text:style-name="T7">de fuentes hemerográficas, la resolución detallada no está </text:span><text:span text:style-name="T7">disponible porque no hay seguridad sobre cuáles de estos </text:span><text:span text:style-name="T7">niveles fueron afectados; por ello, los niveles subordinados de la </text:span><text:span text:style-name="T7">geografía nó son estrictamente obligatorios. No obstante, se </text:span><text:span text:style-name="T7">espera que siempre se registre el nivel geogr</text:span><text:span text:style-name="T8">áfico que </text:span><text:span text:style-name="T8">corresponde a la resolución de la base de datos (el de mayor </text:span><text:span text:style-name="T8">detalle), ya que, de lo contrario, se asumirá que el desastre </text:span><text:span text:style-name="T8">ocurrió en todos los elementos (unidades geográficas) del nivel </text:span><text:span text:style-name="T8">superior, lo que por supuesto influye negativamente en la </text:span><text:span text:style-name="T8">calidad de la base de datos.</text:span></text:p>
          </table:table-cell>
          <table:table-cell table:number-columns-repeated="2"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number-columns-repeated="2" table:style-name="ce10" office:value-type="string">
            <text:p>Cartography geographic code</text:p>
          </table:table-cell>
          <table:table-cell office:value-type="string">
            <text:p>Cartography Codes</text:p>
          </table:table-cell>
          <table:table-cell table:number-columns-repeated="4"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number-columns-repeated="2"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number-columns-repeated="2"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number-columns-repeated="2"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number-columns-repeated="2"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proceso </text:span><text:span text:style-name="T8">de control de calidad de la base de datos. Escoja una opción </text:span><text:span text:style-name="T8">para guardar esta ficha.</text:span></text:p>
          </table:table-cell>
          <table:table-cell table:number-columns-repeated="2"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number-columns-repeated="2" table:style-name="ce10" office:value-type="string">
            <text:p>User who created the record.</text:p>
          </table:table-cell>
          <table:table-cell table:style-name="ce5" office:value-type="string">
            <text:p>Usuário que criou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number-columns-repeated="2" table:style-name="ce10" office:value-type="string">
            <text:p>Date of the creation of the record.</text:p>
          </table:table-cell>
          <table:table-cell table:style-name="ce5" office:value-type="string">
            <text:p>Data de cri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number-columns-repeated="2" table:style-name="ce12" office:value-type="string">
            <text:p>Latest date on which the record was updated.</text:p>
          </table:table-cell>
          <table:table-cell table:style-name="ce5" office:value-type="string">
            <text:p>Última data de atualiz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number-columns-repeated="2"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2"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number-columns-repeated="2"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2"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number-columns-repeated="2"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de tierra deslizada, valor de </text:span><text:span text:style-name="T9">las precipitaciones, etc.) o descripciones breves </text:span><text:span text:style-name="T9">tales como -leve-, -medio-, -alto-, -extremo-, </text:span><text:span text:style-name="T9">etc.</text:span></text:p>
          </table:table-cell>
          <table:table-cell table:number-columns-repeated="2"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2"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number-columns-repeated="2"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2"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number-columns-repeated="2"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2"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number-columns-repeated="2"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number-columns-repeated="2"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number-columns-repeated="2"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number-columns-repeated="2"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number-columns-repeated="2"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number-columns-repeated="2"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number-columns-repeated="2"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number-columns-repeated="2"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number-columns-repeated="2"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number-columns-repeated="2"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number-columns-repeated="2"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number-columns-repeated="2"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number-columns-repeated="2"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number-columns-repeated="2"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number-columns-repeated="2"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number-columns-repeated="2"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number-columns-repeated="2"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number-columns-repeated="2"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number-columns-repeated="2"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2"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number-columns-repeated="2"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number-columns-repeated="2"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number-columns-repeated="2"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number-columns-repeated="2"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number-columns-repeated="2"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number-columns-repeated="2"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number-columns-repeated="2"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number-columns-repeated="2"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number-columns-repeated="2"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number-columns-repeated="2"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number-columns-repeated="2"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number-columns-repeated="2"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number-columns-repeated="2"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number-columns-repeated="2"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number-columns-repeated="2"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number-columns-repeated="2"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number-columns-repeated="2"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number-columns-repeated="2"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number-columns-repeated="2"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number-columns-repeated="2"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number-columns-repeated="2"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number-columns-repeated="2"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number-columns-repeated="2"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number-columns-repeated="2"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number-columns-repeated="2"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number-columns-repeated="2"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number-columns-repeated="2"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number-columns-repeated="2"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number-columns-repeated="2"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number-columns-repeated="2"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number-columns-repeated="2"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number-columns-repeated="2"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number-columns-repeated="2"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number-columns-repeated="2"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number-columns-repeated="2" table:style-name="ce12" office:value-type="string">
            <text:p>2D or 3D appearance of the graph.</text:p>
          </table:table-cell>
          <table:table-cell table:style-name="ce5" office:value-type="string">
            <text:p>Aparência do gráfico em duas ou três dimensõ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number-columns-repeated="2"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number-columns-repeated="2"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number-columns-repeated="2"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number-columns-repeated="2" table:style-name="ce12" office:value-type="string">
            <text:p>See or don’t see the values in the graph.</text:p>
          </table:table-cell>
          <table:table-cell table:style-name="ce5" office:value-type="string">
            <text:p>Ver ou não ver os valores do gráf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number-columns-repeated="2" table:style-name="ce12" office:value-type="string">
            <text:p><text:s/></text:p>
          </table:table-cell>
          <table:table-cell table:style-name="ce5" office:value-type="string">
            <text:p>Variável a ser usada no eixo vertical ou eixo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number-columns-repeated="2"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number-columns-repeated="2"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number-columns-repeated="2"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number-columns-repeated="2"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number-columns-repeated="2"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number-columns-repeated="2"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number-columns-repeated="2"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number-columns-repeated="2"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number-columns-repeated="2"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number-columns-repeated="2"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number-columns-repeated="2"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number-columns-repeated="2"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number-columns-repeated="2"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number-columns-repeated="2"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number-columns-repeated="2"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number-columns-repeated="2"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number-columns-repeated="2"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number-columns-repeated="2"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text:span><text:span text:style-name="T23">los inventarios cuentan con las mismas </text:span><text:span text:style-name="T23">variables para medir efectos, y con una </text:span><text:span text:style-name="T23">clasificación básica y homogénea de </text:span><text:span text:style-name="T23">eventos;&lt;/li&gt; &lt;li&gt;la información acopiada y </text:span><text:span text:style-name="T23">procesada se ingresa en la escala del tiempo y a </text:span><text:span text:style-name="T23">un nivel 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gestión de </text:span><text:span text:style-name="T23">riesgos.&lt;/li&gt;</text:span></text:p>
          </table:table-cell>
          <table:table-cell table:style-name="ce39" office:value-type="string">
            <text:p><text:span text:style-name="T18">It is conceptual on the one hand, because it does </text:span><text:span text:style-name="T18">not only consider high-impact events on regions or </text:span><text:span text:style-name="T18">countries, but also sporadic effects of this type of </text:span><text:span text:style-name="T18">event on vulnerable communities at a local scale, </text:span><text:span text:style-name="T18">and on the other, because it also considers as </text:span><text:span text:style-name="T18">disasters all losses stemming from impacts of </text:span><text:span text:style-name="T18">phenomena which are natural, technological or </text:span><text:span text:style-name="T18">anthropological in origin, which occur frequently in </text:span><text:span text:style-name="T18">these communities.&lt;br&gt;&lt;br&gt;It is methodological </text:span><text:span text:style-name="T18">because, based on definitions of adverse effects </text:span><text:span text:style-name="T18">and losses, it allows these to be placed</text:span><text:span text:style-name="T27"> </text:span><text:span text:style-name="T18"><text:s/>in function </text:span><text:span text:style-name="T18">of the spatial-temporal variables in which they take </text:span><text:span text:style-name="T18">place. Because of this, it makes the geographical </text:span><text:span text:style-name="T18">representation of all variables considered through </text:span><text:span text:style-name="T18">the gathering of data possible, so that it enables a </text:span><text:span text:style-name="T18">vision of the event starting from a local perspective </text:span><text:span text:style-name="T18">to visions that are integrated spatially at national </text:span><text:span text:style-name="T18">scales, as well as multi-temporal visions at these </text:span><text:span text:style-name="T18">scales. &lt;br&gt;&lt;br&gt;</text:span><text:span text:style-name="T28">It is a system which inventories </text:span><text:span text:style-name="T28">disasters; a methodology for registering information </text:span><text:span text:style-name="T28">about the characteristics and effects of diverse </text:span><text:span text:style-name="T28">types of disasters, with a special interest in </text:span><text:span text:style-name="T28">disasters at a regional or national scale, which in </text:span><text:span text:style-name="T28">turn enables a look at the accumulation of these </text:span><text:span text:style-name="T28">types of local disasters from a national and regional </text:span><text:span text:style-name="T28">perspective.&lt;br&gt;&lt;br&gt;The methodology of </text:span><text:span text:style-name="T28">DesInventar, created so as to be flexible and </text:span><text:span text:style-name="T28">adaptable, is applicable to political-administrative </text:span><text:span text:style-name="T28">units of planning, management or institutional </text:span><text:span text:style-name="T28">operations, from national resolution levels to </text:span><text:span text:style-name="T28">detailed levels, for example, a city grouped in </text:span><text:span text:style-name="T28">neighbourhoods or blocks.&lt;br&gt;&lt;br&gt;Thus, </text:span><text:span text:style-name="T28">DesInventar is the synthesis of a process by which </text:span><text:span text:style-name="T28">research groups, linked to LA RED, propose a </text:span><text:span text:style-name="T28">unified conceptual and methodological framework </text:span><text:span text:style-name="T28">which deals with disasters, and at the same time, <text:s/>is </text:span><text:span text:style-name="T28">an instrument for the development of its proposed </text:span><text:span text:style-name="T28">objectives. The basic criteria which guide </text:span><text:span text:style-name="T28">DesInventar are:&lt;br&gt;&lt;br&gt;All the inventories use the </text:span><text:span text:style-name="T28">same variables to measure effects, and have the </text:span><text:span text:style-name="T28">same basic and homogeneous classification of </text:span><text:span text:style-name="T28">events.&lt;br&gt;Gathered and processed information is </text:span><text:span text:style-name="T28">input into a timescale and a geographically </text:span><text:span text:style-name="T28">references spatial level.&lt;br&gt;&lt;br&gt;The inventories </text:span><text:span text:style-name="T28">are treated analytically, through system tools, as a </text:span><text:span text:style-name="T28">basic requisite to gain spatial and temporal visions </text:span><text:span text:style-name="T28">of the occurrence of disasters, in order to support </text:span><text:span text:style-name="T28">comparative research and risk management.</text:span></text:p>
          </table:table-cell>
          <table:table-cell table:style-name="ce39" office:value-type="string">
            <text:p><text:span text:style-name="T29">It is conceptual on the one hand, because </text:span><text:span text:style-name="T29">it does not only consider high-impact </text:span><text:span text:style-name="T29">events on regions or countries, but also </text:span><text:span text:style-name="T29">sporadic effects of this type of event on </text:span><text:span text:style-name="T29">vulnerable communities at a local scale, </text:span><text:span text:style-name="T29">and on the other, because it also considers </text:span><text:span text:style-name="T29">as disasters all losses stemming from </text:span><text:span text:style-name="T29">impacts of phenomena which are natural, </text:span><text:span text:style-name="T29">technological or anthropological in origin, </text:span><text:span text:style-name="T29">which occur frequently in these </text:span><text:span text:style-name="T29">communities.&lt;br&gt;&lt;br&gt;It is methodological </text:span><text:span text:style-name="T29">because, based on definitions of adverse </text:span><text:span text:style-name="T29">effects and losses, it allows these to be </text:span><text:span text:style-name="T29">placed</text:span><text:span text:style-name="T24"> </text:span><text:span text:style-name="T29"><text:s/>in function of the spatial-temporal </text:span><text:span text:style-name="T29">variables in which they take place. </text:span><text:span text:style-name="T29">Because of this, it makes the geographical </text:span><text:span text:style-name="T29">representation of all variables considered </text:span><text:span text:style-name="T29">through the gathering of data possible, so </text:span><text:span text:style-name="T29">that it enables a vision of the event starting </text:span><text:span text:style-name="T29">from a local perspective to visions that are </text:span><text:span text:style-name="T29">integrated spatially at national scales, as </text:span><text:span text:style-name="T29">well as multi-temporal visions at these </text:span><text:span text:style-name="T29">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number-columns-repeated="2"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2"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number-columns-repeated="2"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number-columns-repeated="2"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in </text:span><text:span text:style-name="T18">DesInventar, two basic concepts should be kept in </text:span><text:span text:style-name="T18">mind: the </text:span><text:span text:style-name="T19">resolution</text:span><text:span text:style-name="T18">, which corresponds to the level </text:span><text:span text:style-name="T18">of spatial detail with which the data should be </text:span><text:span text:style-name="T18">registered, and which should be the same for all </text:span><text:span text:style-name="T18">records in the database; and the </text:span><text:span text:style-name="T19">hierarchy of </text:span><text:span text:style-name="T19">zoning or geographic levels</text:span><text:span text:style-name="T18">, which implies that the </text:span><text:span text:style-name="T18">highest zoning level (that of the least resolution) </text:span><text:span text:style-name="T18">includes subordinate levels, until you arrive at the </text:span><text:span text:style-name="T18">chosen level as a resolution in the database.</text:span></text:p>
          </table:table-cell>
          <table:table-cell table:style-name="ce35" office:value-type="string">
            <text:p><text:span text:style-name="T17">In order to understand and use the geography in DesInventar, </text:span><text:span text:style-name="T17">two basic concepts should be kept in mind: the </text:span><text:span text:style-name="T21">resolution</text:span><text:span text:style-name="T17">, which </text:span><text:span text:style-name="T17">corresponds to the level of spatial detail with which the data </text:span><text:span text:style-name="T17">should be registered, and which should be the same for all </text:span><text:span text:style-name="T17">records in the database; and the </text:span><text:span text:style-name="T21">hierarchy of zoning or </text:span><text:span text:style-name="T21">geographic levels</text:span><text:span text:style-name="T17">, which implies that the highest zoning level </text:span><text:span text:style-name="T17">(that of the least resolution) includes subordinate levels, until you </text:span><text:span text:style-name="T17">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2"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effects on </text:span><text:span text:style-name="T4">human lives, health, and/or economic or social infrastructure in a </text:span><text:span text:style-name="T4">community. In DesInventar, a list of pre-defined events is used </text:span><text:span text:style-name="T4">which allows the user to choose the most relevant. Pre-defined </text:span><text:span text:style-name="T4">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effects on </text:span><text:span text:style-name="T17">human lives, health, and/or economic or social infrastructure in a </text:span><text:span text:style-name="T17">community. In DesInventar, a list of pre-defined events is used </text:span><text:span text:style-name="T17">which allows the user to choose the most relevant. Pre-defined </text:span><text:span text:style-name="T17">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number-columns-repeated="2"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2"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number-columns-repeated="2"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2"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number-columns-repeated="2"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Felicitaciones!</text:p>
          </table:table-cell>
          <table:table-cell table:number-columns-repeated="2" table:style-name="ce13" office:value-type="string">
            <text:p>Congratulations!</text:p>
          </table:table-cell>
          <table:table-cell table:style-name="ce5" office:value-type="string">
            <text:p>Parabéns!</text:p>
          </table:table-cell>
          <table:table-cell office:value-type="string">
            <text:p><text:s/></text:p>
          </table:table-cell>
          <table:table-cell table:number-columns-repeated="2"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number-columns-repeated="2"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number-columns-repeated="2"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number-columns-repeated="2"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number-columns-repeated="2"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number-columns-repeated="2"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number-columns-repeated="2"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number-columns-repeated="2"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number-columns-repeated="2"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number-columns-repeated="2"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number-columns-repeated="2"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number-columns-repeated="2"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number-columns-repeated="2"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number-columns-repeated="2"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number-columns-repeated="2"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number-columns-repeated="2"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number-columns-repeated="2"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number-columns-repeated="2"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number-columns-repeated="2"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number-columns-repeated="2"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number-columns-repeated="2"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1" table:number-rows-repeated="65321">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16">02/16/2010</text:date>, <text:time>15:02: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01T14:37:37</meta:creation-date>
    <dc:date>2010-02-16T15:02:55</dc:date>
    <meta:editing-cycles>271</meta:editing-cycles>
    <meta:editing-duration>P3DT20H5M16S</meta:editing-duration>
    <meta:user-defined meta:name="Info 1"/>
    <meta:user-defined meta:name="Info 2"/>
    <meta:user-defined meta:name="Info 3"/>
    <meta:user-defined meta:name="Info 4"/>
    <meta:document-statistic meta:table-count="1" meta:cell-count="4046"/>
  </office:meta>
</office:document-meta>
</file>